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5926"/>
    </style:style>
    <style:style style:name="P2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salpha<text:tab/><text:tab/>Vérifie si un caractère est une lettre alphabétique <text:tab/><text:tab/>int isalpha(int c);</text:p>
      <text:p text:style-name="Standard"/>
      <text:p text:style-name="Standard">isdigit <text:tab/><text:tab/>Vérifie si un caractère est un chiffre décimal <text:tab/><text:tab/>int isdigit(int c);</text:p>
      <text:p text:style-name="Standard"/>
      <text:p text:style-name="Standard">isalnum <text:tab/>Vérifie si un caractère est alphanumérique <text:tab/><text:tab/><text:tab/>int isalnum(int c);</text:p>
      <text:p text:style-name="Standard"/>
      <text:p text:style-name="Standard">isascii <text:tab/><text:tab/>Vérifie si un caractère est dans le jeu ASCII <text:tab/><text:tab/>int isascii(int c);</text:p>
      <text:p text:style-name="Standard"/>
      <text:p text:style-name="Standard">isprint <text:tab/><text:tab/>Vérifie si un caractère est imprimable <text:tab/><text:tab/><text:tab/>int isprint(int c);</text:p>
      <text:p text:style-name="Standard"/>
      <text:p text:style-name="Standard">strlen <text:tab/><text:tab/>Retourne la longueur d’une chaîne (sans '\0') <text:tab/><text:tab/>size_t strlen<text:tab/><text:tab/><text:tab/><text:tab/><text:tab/><text:tab/><text:tab/><text:tab/><text:tab/><text:tab/><text:tab/><text:tab/><text:tab/>(const char *s);</text:p>
      <text:p text:style-name="Standard"/>
      <text:p text:style-name="Standard">memset <text:tab/>Remplit un bloc mémoire avec une valeur <text:tab/><text:tab/><text:tab/>void *memset<text:tab/><text:tab/><text:tab/><text:tab/><text:tab/><text:tab/><text:tab/><text:tab/><text:tab/><text:tab/><text:tab/><text:tab/>(void *s, int c, size_t n);</text:p>
      <text:p text:style-name="Standard"/>
      <text:p text:style-name="P2">bzero <text:tab/><text:tab/>Met à zéro les n premiers octets d’un bloc mémoire <text:tab/>void bzero(void *s, size_t n);</text:p>
      <text:p text:style-name="P3"/>
      <text:p text:style-name="Standard">memcpy <text:tab/>Copie un bloc mémoire (zones non chevauchantes) <text:tab/>void *memcpy<text:tab/><text:tab/><text:tab/><text:tab/><text:tab/><text:tab/><text:tab/><text:tab/><text:tab/> <text:s text:c="4"/>(void *dest, const void *src, size_t n);</text:p>
      <text:p text:style-name="Standard"/>
      <text:p text:style-name="Standard">memmove <text:tab/>Copie un bloc mémoire en gérant les chevauchements <text:tab/>void *memmove<text:tab/><text:tab/><text:tab/><text:tab/><text:tab/><text:tab/><text:tab/><text:tab/><text:tab/> <text:s text:c="4"/>(void *dest, const void *src, size_t n);</text:p>
      <text:p text:style-name="Standard"/>
      <text:p text:style-name="Standard">strlcpy <text:tab/>Copie une chaîne en garantissant la terminaison '\0' <text:tab/>size_t strlcpy<text:tab/><text:tab/><text:tab/><text:tab/><text:tab/><text:tab/><text:tab/><text:tab/><text:tab/><text:tab/> <text:s text:c="2"/>(char *dst, const char *src, size_t size);</text:p>
      <text:p text:style-name="Standard"/>
      <text:p text:style-name="Standard">strlcat <text:tab/><text:tab/>Concatène une chaîne en garantissant la terminaison '\0' <text:tab/>size_t strlcat<text:tab/><text:tab/><text:tab/><text:tab/><text:tab/><text:tab/><text:tab/><text:tab/><text:tab/><text:tab/> <text:s text:c="2"/>(char *dst, const char *src, size_t size);</text:p>
      <text:p text:style-name="Standard"/>
      <text:p text:style-name="Standard">toupper <text:tab/>Convertit un caractère en majuscule <text:tab/><text:tab/><text:tab/><text:tab/>int toupper(int c);</text:p>
      <text:p text:style-name="Standard"/>
      <text:p text:style-name="Standard">tolower <text:tab/>Convertit un caractère en minuscule <text:tab/><text:tab/><text:tab/><text:tab/>int tolower(int c);</text:p>
      <text:p text:style-name="Standard"/>
      <text:p text:style-name="Standard">strchr <text:tab/><text:tab/>Cherche la première occurrence d’un caractère <text:tab/><text:tab/>char *strchr<text:tab/><text:tab/><text:tab/><text:tab/><text:tab/><text:tab/><text:tab/><text:tab/><text:tab/><text:tab/><text:tab/><text:tab/> <text:s text:c="7"/>(const char *s, int c);</text:p>
      <text:p text:style-name="Standard"/>
      <text:p text:style-name="Standard">strrchr <text:tab/><text:tab/>Cherche la dernière occurrence d’un caractère <text:tab/><text:tab/>char *strrchr<text:tab/><text:tab/><text:tab/><text:tab/><text:tab/><text:tab/><text:tab/><text:tab/><text:tab/><text:tab/><text:tab/><text:tab/> <text:s text:c="7"/>(const char *s, int c);</text:p>
      <text:p text:style-name="Standard"/>
      <text:p text:style-name="Standard">strncmp <text:tab/>Compare les n premiers caractères de deux chaînes <text:tab/><text:tab/>int strncmp<text:tab/><text:tab/><text:tab/><text:tab/><text:tab/><text:tab/><text:tab/><text:tab/><text:tab/><text:tab/>(const char *s1, const char *s2, size_t n);</text:p>
      <text:p text:style-name="Standard"/>
      <text:p text:style-name="Standard">memchr <text:tab/>Cherche un octet dans un bloc mémoire <text:tab/><text:tab/><text:tab/>void *memchr<text:tab/><text:tab/><text:tab/><text:tab/><text:tab/><text:tab/><text:tab/><text:tab/><text:tab/><text:tab/><text:tab/> <text:s text:c="5"/>(const void *s, int c, size_t n);</text:p>
      <text:p text:style-name="Standard"/>
      <text:p text:style-name="P1">memcmp <text:tab/>Compare deux blocs mémoire <text:tab/><text:tab/><text:tab/><text:tab/>int memcmp</text:p>
      <text:p text:style-name="P1"><text:tab/><text:tab/><text:tab/><text:tab/><text:tab/><text:tab/><text:tab/> <text:s text:c="10"/>(const void *s1, const void *s2, size_t n);</text:p>
      <text:p text:style-name="P1"/>
      <text:p text:style-name="Standard">strnstr <text:tab/><text:tab/>Cherche une sous-chaîne sur une longueur limitée <text:tab/><text:tab/>char *strnstr<text:tab/><text:tab/><text:tab/><text:tab/><text:tab/><text:tab/><text:tab/><text:tab/><text:tab/> <text:s text:c="2"/>(const char *big, const char *little, size_t len);</text:p>
      <text:p text:style-name="Standard"/>
      <text:p text:style-name="Standard"><text:soft-page-break/>atoi <text:tab/><text:tab/>Convertit une chaîne en entier <text:tab/><text:tab/><text:tab/><text:tab/>int atoi<text:tab/><text:tab/><text:tab/><text:tab/><text:tab/><text:tab/><text:tab/><text:tab/><text:tab/><text:tab/><text:tab/><text:tab/><text:tab/><text:tab/> (const char *nptr);</text:p>
      <text:p text:style-name="Standard"/>
      <text:p text:style-name="Standard">calloc <text:tab/><text:tab/>Alloue un tableau et initialise tous les octets à zéro <text:tab/><text:tab/>void *calloc<text:tab/><text:tab/><text:tab/><text:tab/><text:tab/><text:tab/><text:tab/><text:tab/><text:tab/><text:tab/><text:tab/> <text:s text:c="8"/>(size_t nmemb, size_t size);</text:p>
      <text:p text:style-name="Standard"/>
      <text:p text:style-name="Standard">strdup<text:tab/><text:tab/>Duplique une chaîne avec allocation mémoire <text:tab/><text:tab/>char *strdup<text:tab/><text:tab/><text:tab/><text:tab/><text:tab/><text:tab/><text:tab/><text:tab/><text:tab/><text:tab/><text:tab/><text:tab/><text:tab/> <text:s text:c="4"/>(const char *s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6:16:28.449692593</meta:creation-date>
    <dc:date>2025-11-08T16:28:22.035361601</dc:date>
    <meta:editing-duration>PT1M41S</meta:editing-duration>
    <meta:editing-cycles>1</meta:editing-cycles>
    <meta:document-statistic meta:table-count="0" meta:image-count="0" meta:object-count="0" meta:page-count="2" meta:paragraph-count="24" meta:word-count="328" meta:character-count="2347" meta:non-whitespace-character-count="1741"/>
    <meta:generator>LibreOffice/7.0.6.2$Linux_X86_64 LibreOffice_project/00$Build-2</meta:generator>
  </office:meta>
</office:document-meta>
</file>